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f96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h text:style-name="P1" text:outline-level="1">Crea el frontend de una lista de tareas (To Do List)</text:h>
      <text:p text:style-name="P4"/>
      <text:p text:style-name="Text_20_body"><text:span text:style-name="T1">E</text:span>n nuestra vida debemos tener una organización para poder aprovechar mejor el tiempo. Por este motivo, necesitamos hacer una lista de tareas para llegar de manera óptima a nuestros objetivos</text:p>
      <text:list xml:id="list2677341741" text:style-name="L1">
        <text:list-item>
          <text:p text:style-name="P6">Responsive design</text:p>
        </text:list-item>
        <text:list-item>
          <text:p text:style-name="P6">Git</text:p>
        </text:list-item>
        <text:list-item>
          <text:p text:style-name="P6">Javascript</text:p>
        </text:list-item>
        <text:list-item>
          <text:p text:style-name="P6">SCRUM</text:p>
        </text:list-item>
        <text:list-item>
          <text:p text:style-name="P6">Kanban</text:p>
        </text:list-item>
        <text:list-item>
          <text:p text:style-name="P5">UX/UI</text:p>
        </text:list-item>
      </text:list>
      <text:h text:style-name="P2" text:outline-level="2">Marcos de competencias</text:h>
      <text:list xml:id="list1219511993" text:style-name="L2">
        <text:list-item>
          <text:p text:style-name="P7">Desarrollador web y web móvil</text:p>
        </text:list-item>
      </text:list>
      <text:h text:style-name="P2" text:outline-level="2">Contexto del proyecto</text:h>
      <text:p text:style-name="Text_20_body">Una To Do List es una aplicación simple pero útil que permite a los usuarios organizar y administrar sus tareas diarias. En esta ocasión, nos centraremos únicamente en la parte frontal, que debe presentar una interfaz dinámica donde consultar, insertar, modificar y eliminar registros.</text:p>
      <text:p text:style-name="Text_20_body">REQUISITOS</text:p>
      <text:p text:style-name="Text_20_body">++Requisitos funcionales:++</text:p>
      <text:p text:style-name="Text_20_body">Crear tarea: Los usuarios PODRÁN agregar nuevas tareas a la lista, proporcionando un título y una descripción. Leer tareas: Los usuarios PODRÁN ver todas las tareas existentes en una lista. Marcar tarea como completada: Los usuarios PODRÁN marcar una tarea como completada. Editar tarea: Los usuarios PODRÁN editar el título y la descripción de una tarea existente. Eliminar tarea: Los usuarios PODRÁN eliminar una tarea de la lista. Ordenar tareas: Los usuarios PODRÁN ordenar las tareas por fecha de creación, fecha de vencimiento, estado, etc.</text:p>
      <text:p text:style-name="Text_20_body">El diseño debe cumplir con el criterio Mobile First</text:p>
      <text:p text:style-name="Text_20_body">Se DEBERÁ respetar las buenas prácticas que hemos venido trabajando y convenciones de nombres adecuadas.</text:p>
      <text:p text:style-name="Text_20_body">++Extras funcionales:++</text:p>
      <text:p text:style-name="Text_20_body">Filtrar tareas: Los usuarios PODRÁN filtrar las tareas por estado (completadas / pendientes). Comentarios en las tareas: Los usuarios PODRÁN agregar comentarios a una tarea específica. Categorización de tareas: Permitir a los usuarios asignar categorías o etiquetas a sus tareas para una mejor organización. Prioridades de tareas: Agregar la capacidad de asignar prioridades a las tareas (alta, media, baja) y ordenarlas en consecuencia. Registro de usuarios: Los usuarios PODRÁN registrarse en la aplicación proporcionando un nombre de usuario y una contraseña.</text:p>
      <text:h text:style-name="Heading_20_2" text:outline-level="2"><text:soft-page-break/>Modalidades pedagógicas</text:h>
      <text:p text:style-name="Text_20_body">++Flujo de trabajo:++</text:p>
      <text:p text:style-name="Text_20_body">Se DEBE implementar gitflow Se trabajará de manera individual. Se aplicará SCRUM:</text:p>
      <text:list xml:id="list2309377019" text:style-name="L3">
        <text:list-item>
          <text:p text:style-name="P9">Se deben definir las historias de usuario con sus respectivos requerimientos y criterios de aceptación, </text:p>
        </text:list-item>
        <text:list-item>
          <text:p text:style-name="P9">A través de un tablero kanban, se hará el seguimiento del progreso de las tareas. </text:p>
        </text:list-item>
        <text:list-item>
          <text:p text:style-name="P8">Se dispone de un sprint, 8 días efectivos para completar el trabajo (demo y entrega el 25/08) </text:p>
        </text:list-item>
      </text:list>
      <text:h text:style-name="Heading_20_2" text:outline-level="2">Modalidades de evaluación</text:h>
      <text:p text:style-name="Text_20_body">La Demo será de 10 minutos y se dividirá de la siguiente manera: - 3 minutos para explicar el flujo de trabajo y estado del product backlog - 2 minutos de demostración - 5 minutos de code review. </text:p>
      <text:h text:style-name="Heading_20_2" text:outline-level="2">Entregables</text:h>
      <text:p text:style-name="Text_20_body">- Readme - GitHub - Link de GitHub pages - Figma - Demo y code review - Tablero</text:p>
      <text:h text:style-name="Heading_20_2" text:outline-level="2">Criterios de rendimiento</text:h>
      <text:p text:style-name="Text_20_body">- Entrega correcta de archivos en GIT. - Pautas de trabajo generales incorporadas hasta la fecha - Pautas de presentación final de trabajo cumplidas. - Criterios de buenas prácticas trabajadas hasta el momento cumplidos.</text:p>
      <text:p text:style-name="Text_20_body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13:08.414931976</meta:creation-date>
    <dc:date>2023-08-21T10:35:05.392208310</dc:date>
    <meta:editing-duration>P3DT1H33M2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472" meta:character-count="2948" meta:non-whitespace-character-count="2514"/>
  </office:meta>
</office:document-meta>
</file>